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2.5cm" svg:height="1.65cm" svg:x="7.25cm" svg:y="3.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9.75cm" svg:y="3.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12.25cm" svg:y="3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14.75cm" svg:y="3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22cm" svg:y="3.7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5cm" svg:height="1.65cm" svg:x="17.25cm" svg:y="3.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5cm" svg:height="1.65cm" svg:x="20.25cm" svg:y="3.7cm">
          <text:p text:style-name="P1">...</text:p>
          <draw:enhanced-geometry svg:viewBox="0 0 21600 21600" draw:type="rectangle" draw:enhanced-path="M 0 0 L 21600 0 21600 21600 0 21600 0 0 Z N"/>
        </draw:custom-shape>
        <draw:frame draw:style-name="gr2" draw:layer="layout" svg:width="4.337cm" svg:height="0.962cm" svg:x="2cm" svg:y="4cm">
          <draw:text-box>
            <text:p text:style-name="P3">Descrizione 0</text:p>
          </draw:text-box>
        </draw:frame>
        <draw:custom-shape draw:style-name="gr1" draw:text-style-name="P2" draw:layer="layout" svg:width="2.5cm" svg:height="1.65cm" svg:x="7.25cm" svg:y="6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9.75cm" svg:y="6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12.25cm" svg:y="6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14.75cm" svg:y="6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22cm" svg:y="6.1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5cm" svg:height="1.65cm" svg:x="17.25cm" svg:y="6.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5cm" svg:height="1.65cm" svg:x="20.25cm" svg:y="6.1cm">
          <text:p text:style-name="P1">...</text:p>
          <draw:enhanced-geometry svg:viewBox="0 0 21600 21600" draw:type="rectangle" draw:enhanced-path="M 0 0 L 21600 0 21600 21600 0 21600 0 0 Z N"/>
        </draw:custom-shape>
        <draw:frame draw:style-name="gr2" draw:layer="layout" svg:width="4.337cm" svg:height="0.962cm" svg:x="2cm" svg:y="6.4cm">
          <draw:text-box>
            <text:p text:style-name="P3">Descrizione 1</text:p>
          </draw:text-box>
        </draw:frame>
        <draw:custom-shape draw:style-name="gr1" draw:text-style-name="P2" draw:layer="layout" svg:width="2.5cm" svg:height="1.65cm" svg:x="7.25cm" svg:y="8.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9.75cm" svg:y="8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12.25cm" svg:y="8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14.75cm" svg:y="8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22cm" svg:y="8.5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5cm" svg:height="1.65cm" svg:x="17.25cm" svg:y="8.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5cm" svg:height="1.65cm" svg:x="20.25cm" svg:y="8.5cm">
          <text:p text:style-name="P1">...</text:p>
          <draw:enhanced-geometry svg:viewBox="0 0 21600 21600" draw:type="rectangle" draw:enhanced-path="M 0 0 L 21600 0 21600 21600 0 21600 0 0 Z N"/>
        </draw:custom-shape>
        <draw:frame draw:style-name="gr2" draw:layer="layout" svg:width="4.337cm" svg:height="0.962cm" svg:x="2cm" svg:y="8.8cm">
          <draw:text-box>
            <text:p text:style-name="P3">Descrizione 2</text:p>
          </draw:text-box>
        </draw:frame>
        <draw:custom-shape draw:style-name="gr1" draw:text-style-name="P2" draw:layer="layout" svg:width="2.5cm" svg:height="1.65cm" svg:x="7.25cm" svg:y="12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9.75cm" svg:y="12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12.25cm" svg:y="12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14.75cm" svg:y="12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22cm" svg:y="12.4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5cm" svg:height="1.65cm" svg:x="17.25cm" svg:y="12.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5cm" svg:height="1.65cm" svg:x="20.25cm" svg:y="12.4cm">
          <text:p text:style-name="P1">...</text:p>
          <draw:enhanced-geometry svg:viewBox="0 0 21600 21600" draw:type="rectangle" draw:enhanced-path="M 0 0 L 21600 0 21600 21600 0 21600 0 0 Z N"/>
        </draw:custom-shape>
        <draw:frame draw:style-name="gr2" draw:layer="layout" svg:width="4.337cm" svg:height="0.962cm" svg:x="2cm" svg:y="12.7cm">
          <draw:text-box>
            <text:p text:style-name="P3">Descrizione n</text:p>
          </draw:text-box>
        </draw:frame>
        <draw:frame draw:style-name="gr2" draw:text-style-name="P5" draw:layer="layout" svg:width="0.68cm" svg:height="2.384cm" svg:x="3.57cm" svg:y="9.716cm">
          <draw:text-box>
            <text:p text:style-name="P4"><text:span text:style-name="T1">.</text:span></text:p>
            <text:p text:style-name="P4"><text:span text:style-name="T1">.</text:span></text:p>
            <text:p text:style-name="P4"><text:span text:style-name="T1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2-05T18:33:55</meta:creation-date>
    <dc:date>2008-02-05T18:41:40</dc:date>
    <meta:editing-cycles>1</meta:editing-cycles>
    <meta:editing-duration>PT7M46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